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117bd4" officeooo:paragraph-rsid="00117bd4"/>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officeooo:rsid="000dbdec" officeooo:paragraph-rsid="000dbdec"/>
    </style:style>
    <style:style style:name="P4" style:family="paragraph" style:parent-style-name="Standard">
      <style:text-properties officeooo:rsid="000dbdec" officeooo:paragraph-rsid="000fcee7"/>
    </style:style>
    <style:style style:name="P5" style:family="paragraph" style:parent-style-name="Standard">
      <style:text-properties officeooo:rsid="000dbdec" officeooo:paragraph-rsid="000de885"/>
    </style:style>
    <style:style style:name="P6" style:family="paragraph" style:parent-style-name="Standard">
      <style:text-properties officeooo:rsid="000de885" officeooo:paragraph-rsid="000de885"/>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bdec" officeooo:paragraph-rsid="000dbdec" style:font-size-asian="16pt" style:font-weight-asian="bold" style:font-size-complex="16pt" style:font-weight-complex="bold"/>
    </style:style>
    <style:style style:name="P8" style:family="paragraph" style:parent-style-name="Standard">
      <style:text-properties fo:font-style="italic" style:text-underline-style="solid" style:text-underline-width="auto" style:text-underline-color="font-color" fo:font-weight="bold" officeooo:rsid="000dbdec" officeooo:paragraph-rsid="000dbdec" style:font-style-asian="italic" style:font-weight-asian="bold" style:font-style-complex="italic" style:font-weight-complex="bold"/>
    </style:style>
    <style:style style:name="P9" style:family="paragraph" style:parent-style-name="Standard">
      <style:text-properties officeooo:rsid="000fcee7" officeooo:paragraph-rsid="000fcee7"/>
    </style:style>
    <style:style style:name="P10" style:family="paragraph" style:parent-style-name="Standard">
      <style:text-properties officeooo:rsid="0010a0fc" officeooo:paragraph-rsid="0010a0fc"/>
    </style:style>
    <style:style style:name="P11" style:family="paragraph" style:parent-style-name="Standard">
      <style:text-properties officeooo:rsid="00117bd4" officeooo:paragraph-rsid="00117bd4"/>
    </style:style>
    <style:style style:name="P12" style:family="paragraph" style:parent-style-name="Standard">
      <style:text-properties style:text-underline-style="none" fo:font-weight="normal" officeooo:rsid="00117bd4" officeooo:paragraph-rsid="00117bd4"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de885" style:font-weight-asian="bold" style:font-weight-complex="bold"/>
    </style:style>
    <style:style style:name="T5" style:family="text">
      <style:text-properties style:text-underline-style="solid" style:text-underline-width="auto" style:text-underline-color="font-color" fo:font-weight="bold" officeooo:rsid="00119894" style:font-weight-asian="bold" style:font-weight-complex="bold"/>
    </style:style>
    <style:style style:name="T6" style:family="text">
      <style:text-properties style:text-underline-style="solid" style:text-underline-width="auto" style:text-underline-color="font-color" officeooo:rsid="000de885"/>
    </style:style>
    <style:style style:name="T7" style:family="text">
      <style:text-properties style:text-underline-style="solid" style:text-underline-width="auto" style:text-underline-color="font-color" officeooo:rsid="00119894"/>
    </style:style>
    <style:style style:name="T8" style:family="text">
      <style:text-properties officeooo:rsid="000de885"/>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officeooo:rsid="00119894"/>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CTIONNAIRE PYTHON</text:p>
      <text:p text:style-name="P7"/>
      <text:p text:style-name="P3"/>
      <text:p text:style-name="P8">Qu’est-ce qu’un dictionnaire ?</text:p>
      <text:p text:style-name="P8"/>
      <text:p text:style-name="P8"/>
      <text:p text:style-name="P3"><text:tab/>C’est une collection qui associe une clé à une valeur. En python on l’écrit en abrégé <text:span text:style-name="T3">dict.</text:span></text:p>
      <text:p text:style-name="P3">Il ressemble aux listes (il est modifiable).</text:p>
      <text:p text:style-name="P3">Les éléments que nous allons y enregistrer ne seront pas disposés dans un ordre immuable.</text:p>
      <text:p text:style-name="P3">En revanche, nous pourrons accéder à n’importe lequel d’entre eux à l’aide d’un index spécifique que l’on appellera une <text:span text:style-name="T3">clé</text:span>. Elle pourra être alphabétique ou numérique.</text:p>
      <text:p text:style-name="P3">Comme dans une liste, les éléments mémorisés dans un dictionnaire peuvent être de n’importe quel type (valeur numérique, chaînes, listes, tuples, dictionnaires, fonctions, class ou des instances.</text:p>
      <text:p text:style-name="P3"/>
      <text:p text:style-name="P3"/>
      <text:p text:style-name="P8">Comment créer un dictionnaire ?</text:p>
      <text:p text:style-name="P3"/>
      <text:p text:style-name="P3"><text:tab/>Du point de vue de la syntaxe, on reconnaît un dictionnaire au fait que ses éléments sont enfermés dans une paire d’accolades, un dictionnaire vide sera donc noté : <text:s/><text:span text:style-name="T3">{}.</text:span></text:p>
      <text:p text:style-name="P3">Un dictionnaire apparaît dans la syntaxe <text:span text:style-name="T8">Python sous la forme d’une série d’éléments séparés par des virgules, le tout étant enfermé entre deux accolades. Chacun de ces élément est lui-même constitué d’une paire d’objets : </text:span><text:span text:style-name="T4">un index et une valeur,</text:span><text:span text:style-name="T8"> séparés par </text:span><text:span text:style-name="T4">un double point :</text:span><text:span text:style-name="T6"> </text:span><text:span text:style-name="T8">.</text:span></text:p>
      <text:p text:style-name="P6">Dans un dictionnaire les index s’appellent des clés et les éléments peuvent donc s’appeler <text:span text:style-name="T3">des paires clé-valeur.</text:span></text:p>
      <text:p text:style-name="P5"/>
      <text:p text:style-name="P8">Lister les opérations communes pour manipuler les dictionnaires</text:p>
      <text:p text:style-name="P8"/>
      <text:p text:style-name="P3"/>
      <text:p text:style-name="P6"><text:tab/>Pour afficher un élément d’un dictionnaire, il faut utiliser <text:span text:style-name="T3">les clés.</text:span></text:p>
      <text:p text:style-name="P6">Pour ajouter de nouveaux éléments à un dictionnaire, <text:span text:style-name="T3">il suffit de créer une nouvelle paire clé-valeur.</text:span></text:p>
      <text:p text:style-name="P6">Pour supprimer un élément, il faudra utiliser la fonction <text:span text:style-name="T3">del.</text:span></text:p>
      <text:p text:style-name="P9"><text:span text:style-name="T9">La fonction </text:span><text:span text:style-name="T3">len</text:span><text:span text:style-name="T9"> peut être utilisé pour connaître le nombre d’éléments.</text:span></text:p>
      <text:p text:style-name="P9"><text:span text:style-name="T9">Pour faire une copie du dictionnaire, </text:span><text:span text:style-name="T3">la méthode copy().</text:span></text:p>
      <text:p text:style-name="P3"/>
      <text:p text:style-name="P8">Comment parcourir un dictionnaire ?</text:p>
      <text:p text:style-name="P3"/>
      <text:p text:style-name="P3"/>
      <text:p text:style-name="P9"><text:tab/>On peut utiliser une boucle for pour traiter successivement tous les éléments contenus dans un dictionnaire mais au cours de l’itération, ce sont les clés utilisées dans le dictionnaire qu seront successivement affectées à la variable de travail et non les valeurs.</text:p>
      <text:p text:style-name="P9">L’ordre dans lequel les éléments seront extraits est imprévisible.</text:p>
      <text:p text:style-name="P10">Il est possible de parcourir les clés d’un dictionnaire de la même manière qu’une liste.</text:p>
      <text:p text:style-name="P10">La méthode <text:span text:style-name="T3">keys de la classe dict</text:span> permet d’obtenir le même résultat.</text:p>
      <text:p text:style-name="P10">On peut aussi parcourir les valeurs contenues dans un dictionnaire à l’aide de <text:span text:style-name="T3">la méthode values().</text:span></text:p>
      <text:p text:style-name="P10"/>
      <text:p text:style-name="P9"/>
      <text:p text:style-name="P9"><text:span text:style-name="T10"><text:tab/></text:span><text:span text:style-name="T3">Une itération</text:span> est une exécution répété d’une série d’instructions en utilisant soit un appel de fonction répétée, soit une boucle.</text:p>
      <text:p text:style-name="P4"/>
      <text:p text:style-name="P3"><text:span text:style-name="T12"/></text:p>
      <text:p text:style-name="P3"><text:span text:style-name="T12"/></text:p>
      <text:p text:style-name="P3"><text:soft-page-break/><text:span text:style-name="T12">Manipuler un dictionnaire de dictionnaire</text:span></text:p>
      <text:p text:style-name="P8"/>
      <text:p text:style-name="P11"><text:tab/>On peut fusionner deux dictionnaires avec la méthode <text:span text:style-name="T3">update.</text:span></text:p>
      <text:p text:style-name="P11"><text:span text:style-name="T3"/></text:p>
      <text:p text:style-name="P12"><text:span text:style-name="T11">Exemple :</text:span></text:p>
      <text:p text:style-name="P12"/>
      <text:p text:style-name="P1">&gt;&gt;&gt; a = {'nom': 'Wayne'}</text:p>
      <text:p text:style-name="Preformatted_20_Text">&gt;&gt;&gt; b = {'prenom': 'bruce'}</text:p>
      <text:p text:style-name="Preformatted_20_Text">&gt;&gt;&gt; a.update(b)</text:p>
      <text:p text:style-name="Preformatted_20_Text">&gt;&gt;&gt; print(a)</text:p>
      <text:p text:style-name="P2">{'nom': 'Wayne', 'prenom': 'Bruce'} <text:s/></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8T16:31:14.353000000</meta:creation-date>
    <dc:date>2021-12-18T17:22:18.886000000</dc:date>
    <meta:editing-duration>PT8M21S</meta:editing-duration>
    <meta:editing-cycles>6</meta:editing-cycles>
    <meta:generator>LibreOffice/7.0.4.2$Windows_X86_64 LibreOffice_project/dcf040e67528d9187c66b2379df5ea4407429775</meta:generator>
    <meta:document-statistic meta:table-count="0" meta:image-count="0" meta:object-count="0" meta:page-count="2" meta:paragraph-count="32" meta:word-count="415" meta:character-count="2632" meta:non-whitespace-character-count="2240"/>
  </office:meta>
</office:document-meta>
</file>